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86a8d" officeooo:paragraph-rsid="00186a8d"/>
    </style:style>
    <style:style style:name="T1" style:family="text">
      <style:text-properties officeooo:rsid="00186a8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57647348" text:style-name="L1">
        <text:list-item>
          <text:p text:style-name="P1"><text:span text:style-name="T1">Linguaxe interpretado (de script)</text:span></text:p>
        </text:list-item>
        <text:list-item>
          <text:p text:style-name="P2">Tipado dinámico</text:p>
          <text:list>
            <text:list-item>
              <text:p text:style-name="P2">No declarar variables: x = 2</text:p>
            </text:list-item>
          </text:list>
        </text:list-item>
        <text:list-item>
          <text:p text:style-name="P2">Fortemente tipado</text:p>
        </text:list-item>
        <text:list-item>
          <text:p text:style-name="P2">Multiplataforma → un mismo código sirve para diferentes dispositivos y sistemas operativos</text:p>
          <text:list>
            <text:list-item>
              <text:p text:style-name="P2">Windows</text:p>
            </text:list-item>
            <text:list-item>
              <text:p text:style-name="P2">Android</text:p>
            </text:list-item>
            <text:list-item>
              <text:p text:style-name="P2">Linux</text:p>
            </text:list-item>
            <text:list-item>
              <text:p text:style-name="P2">Macintosh</text:p>
            </text:list-item>
          </text:list>
        </text:list-item>
        <text:list-item>
          <text:p text:style-name="P2">Multiparadigma → combina diferentes paradigmas de programación</text:p>
          <text:list>
            <text:list-item>
              <text:p text:style-name="P2">Programación funcional</text:p>
            </text:list-item>
            <text:list-item>
              <text:p text:style-name="P2">Programación orientada a obxecto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37:16.770032139</meta:creation-date>
    <dc:date>2023-09-18T12:21:22.452589510</dc:date>
    <meta:editing-duration>PT1H44M5S</meta:editing-duration>
    <meta:editing-cycles>1</meta:editing-cycles>
    <meta:document-statistic meta:table-count="0" meta:image-count="0" meta:object-count="0" meta:page-count="1" meta:paragraph-count="12" meta:word-count="55" meta:character-count="340" meta:non-whitespace-character-count="309"/>
    <meta:generator>LibreOffice/7.4.7.2$Linux_X86_64 LibreOffice_project/40$Build-2</meta:generator>
  </office:meta>
</office:document-meta>
</file>